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607cm" fo:min-width="4.898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0.962cm" svg:x="1.317cm" svg:y="6.715cm">
          <draw:text-box>
            <text:p>Estímulo</text:p>
          </draw:text-box>
        </draw:frame>
        <draw:g draw:style-name="gr2">
          <draw:custom-shape draw:style-name="gr3" draw:text-style-name="P2" draw:layer="layout" svg:width="5.398cm" svg:height="2.857cm" svg:x="5.445cm" svg:y="5.76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3.492cm" svg:height="1.587cm" svg:x="6.398cm" svg:y="6.715cm">
            <draw:text-box>
              <text:p>Receptor</text:p>
            </draw:text-box>
          </draw:frame>
        </draw:g>
        <draw:g draw:style-name="gr2">
          <draw:custom-shape draw:style-name="gr3" draw:text-style-name="P2" draw:layer="layout" svg:width="5.398cm" svg:height="2.857cm" svg:x="12.43cm" svg:y="5.76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3.492cm" svg:height="1.673cm" svg:x="13.7cm" svg:y="6.312cm">
            <draw:text-box>
              <text:p>Rede Neural</text:p>
            </draw:text-box>
          </draw:frame>
        </draw:g>
        <draw:g draw:style-name="gr2">
          <draw:custom-shape draw:style-name="gr3" draw:text-style-name="P2" draw:layer="layout" svg:width="5.398cm" svg:height="2.857cm" svg:x="19.097cm" svg:y="5.76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3.492cm" svg:height="1.587cm" svg:x="20.367cm" svg:y="6.715cm">
            <draw:text-box>
              <text:p>Efetor</text:p>
            </draw:text-box>
          </draw:frame>
        </draw:g>
        <draw:frame draw:style-name="gr4" draw:text-style-name="P1" draw:layer="layout" svg:width="4.127cm" svg:height="1.587cm" svg:x="25.765cm" svg:y="6.715cm">
          <draw:text-box>
            <text:p>Resposta</text:p>
          </draw:text-box>
        </draw:frame>
        <draw:line draw:style-name="gr5" draw:text-style-name="P3" draw:layer="layout" svg:x1="4.175cm" svg:y1="7.35cm" svg:x2="5.445cm" svg:y2="7.35cm">
          <text:p/>
        </draw:line>
        <draw:line draw:style-name="gr6" draw:text-style-name="P3" draw:layer="layout" svg:x1="10.842cm" svg:y1="6.715cm" svg:x2="12.43cm" svg:y2="6.715cm">
          <text:p/>
        </draw:line>
        <draw:line draw:style-name="gr7" draw:text-style-name="P3" draw:layer="layout" svg:x1="17.827cm" svg:y1="6.715cm" svg:x2="19.097cm" svg:y2="6.715cm">
          <text:p/>
        </draw:line>
        <draw:line draw:style-name="gr8" draw:text-style-name="P3" draw:layer="layout" svg:x1="24.495cm" svg:y1="7.35cm" svg:x2="25.765cm" svg:y2="7.35cm">
          <text:p/>
        </draw:line>
        <draw:line draw:style-name="gr9" draw:text-style-name="P3" draw:layer="layout" svg:x1="19.097cm" svg:y1="7.985cm" svg:x2="17.827cm" svg:y2="7.985cm">
          <text:p/>
        </draw:line>
        <draw:line draw:style-name="gr10" draw:text-style-name="P3" draw:layer="layout" svg:x1="12.43cm" svg:y1="7.985cm" svg:x2="10.842cm" svg:y2="7.98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58:16.578739495</meta:creation-date>
    <dc:date>2024-10-24T18:16:27.778687300</dc:date>
    <meta:editing-duration>PT1M12S</meta:editing-duration>
    <meta:editing-cycles>1</meta:editing-cycles>
    <meta:document-statistic meta:object-count="17"/>
    <meta:generator>LibreOffice/24.2.6.2$Linux_X86_64 LibreOffice_project/420$Build-2</meta:generator>
  </office:meta>
</office:document-meta>
</file>